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423cm" fo:margin-bottom="0.212cm" style:page-number="auto"/>
    </style:style>
    <style:style style:name="P2" style:family="paragraph" style:parent-style-name="Standard">
      <style:text-properties style:font-name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Broken Table</text:h>
      <text:h text:style-name="Heading_20_2" text:outline-level="2">Level</text:h>
      <text:p text:style-name="Standard">Beginners: Basic table structure</text:p>
      <text:p text:style-name="Standard">Yellow difficulty level.</text:p>
      <text:h text:style-name="Heading_20_2" text:outline-level="2">Time</text:h>
      <text:p text:style-name="Standard">15 to 30 minutes</text:p>
      <text:h text:style-name="Heading_20_2" text:outline-level="2">Challenge</text:h>
      <text:p text:style-name="Standard">A table looks wrong (an extra row has been inserted, breaking the table layout). Can you fix it?</text:p>
      <text:h text:style-name="Heading_20_2" text:outline-level="2">Progression</text:h>
      <text:p text:style-name="Standard">Remove the extra tr tags.</text:p>
      <text:p text:style-name="Standard">Add <text:s/>a new row for you and everyone else on your table. You will need to source images for the foods.</text:p>
      <text:p text:style-name="Standard">Add an extra column with your rating for each food (marks out of 10).</text:p>
      <text:p text:style-name="Standard">Create a brand new table with favourite pets, sports teams, toys, gadgets etc.</text:p>
      <text:h text:style-name="Heading_20_2" text:outline-level="2">Aims</text:h>
      <text:p text:style-name="Standard">Understand table structure.</text:p>
      <text:p text:style-name="Standard">Add images.</text:p>
      <text:p text:style-name="Standard">Troubleshoot broken code.</text:p>
      <text:h text:style-name="Heading_20_2" text:outline-level="2">Resources</text:h>
      <text:p text:style-name="Standard">favourite-foods.html</text:p>
      <text:p text:style-name="Standard">images/brussels-sprouts.jpg</text:p>
      <text:p text:style-name="Standard">images/skittles.jpg</text:p>
      <text:p text:style-name="Standard">styles.css<text:bookmark-start text:name="_GoBack"/></text:p>
      <text:p text:style-name="Standard"><text:bookmark-end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 fo:line-height="115%" fo:orphans="2" fo:widows="2" fo:hyphenation-ladder-count="no-limit" style:writing-mode="lr-tb"/>
      <style:text-properties style:use-window-font-color="true" style:font-name="Calibri" fo:font-size="11pt" fo:language="en" fo:country="IE" style:letter-kerning="true" style:font-name-asian="SimSun1" style:font-size-asian="11pt" style:language-asian="en" style:country-asian="I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cm" fo:margin-right="0cm" fo:margin-top="0.423cm" fo:margin-bottom="0cm" style:line-height-at-least="0.176cm" fo:text-indent="0cm" style:auto-text-indent="false" fo:padding-left="0cm" fo:padding-right="0cm" fo:padding-top="0.353cm" fo:padding-bottom="0cm" fo:border-left="none" fo:border-right="none" fo:border-top="0.11pt solid #000000" fo:border-bottom="none" style:vertical-align="baseline"/>
      <style:text-properties fo:color="#202020" style:font-name="Arial" fo:font-size="15.5pt" fo:font-weight="bold" style:font-name-asian="Times New Roman" style:font-size-asian="15.5pt" style:font-weight-asian="bold" style:font-name-complex="Arial" style:font-size-complex="15.5pt" style:font-weight-complex="bold"/>
    </style:style>
    <style:style style:name="Normal_20__28_Web_29_" style:display-name="Normal (Web)" style:family="paragraph" style:parent-style-name="Standard">
      <style:paragraph-properties fo:margin-top="0.423cm" fo:margin-bottom="0cm" style:line-height-at-least="0.176cm" style:vertical-align="baseli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itle" style:family="paragraph" style:parent-style-name="Standard" style:next-style-name="Subtitle" style:class="chapter">
      <style:paragraph-properties fo:margin-top="0cm" fo:margin-bottom="0.529cm" style:line-height-at-least="0.176cm" fo:text-align="center" style:justify-single-word="false" fo:padding-left="0cm" fo:padding-right="0cm" fo:padding-top="0cm" fo:padding-bottom="0.141cm" fo:border-left="none" fo:border-right="none" fo:border-top="none" fo:border-bottom="0.99pt solid #808080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a20000" fo:language="zxx" fo:country="none" style:text-underline-style="none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202020" style:font-name="Arial" fo:font-size="15.5pt" fo:font-weight="bold" style:font-name-asian="Times New Roman" style:font-size-asian="15.5pt" style:language-asian="en" style:country-asian="IE" style:font-weight-asian="bold" style:font-name-complex="Arial" style:font-size-complex="15.5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leshoulden</meta:initial-creator>
    <meta:creation-date>2013-04-20T07:45:00</meta:creation-date>
    <dc:date>2013-05-04T13:29:25</dc:date>
    <meta:editing-cycles>7</meta:editing-cycles>
    <meta:editing-duration>PT1H6M58S</meta:editing-duration>
    <meta:generator>LibreOffice/3.5$Windows_x86 LibreOffice_project/165a79a-7059095-e13bb37-fef39a4-9503d18</meta:generator>
    <meta:document-statistic meta:table-count="0" meta:image-count="0" meta:object-count="0" meta:page-count="1" meta:paragraph-count="22" meta:word-count="102" meta:character-count="634" meta:non-whitespace-character-count="553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